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dropbox.com/s/p9y21shutlwryup/MVI_4373.AVI?dl=0" text:style-name="Internet_20_link" text:visited-style-name="Visited_20_Internet_20_Link">https://www.dropbox.com/s/p9y21shutlwryup/MVI_4373.AVI?dl=0</text:a></text:p>
      <text:p text:style-name="Standard"/>
      <text:p text:style-name="Standard"><text:a xlink:type="simple" xlink:href="https://www.dropbox.com/s/g75831qj58iliu2/MVI_4374.AVI?dl=0" text:style-name="Internet_20_link" text:visited-style-name="Visited_20_Internet_20_Link">https://www.dropbox.com/s/g75831qj58iliu2/MVI_4374.AVI?dl=0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man O'Keeffe</meta:initial-creator>
    <meta:creation-date>2016-11-27T01:35:16.86</meta:creation-date>
    <meta:generator>OpenOffice/4.1.1$Win32 OpenOffice.org_project/411m6$Build-9775</meta:generator>
    <meta:document-statistic meta:table-count="0" meta:image-count="0" meta:object-count="0" meta:page-count="1" meta:paragraph-count="2" meta:word-count="2" meta:character-count="118"/>
    <dc:date>2016-11-27T01:40:47.18</dc:date>
    <dc:creator>Colman O'Keeffe</dc:creator>
    <meta:editing-duration>PT5M30S</meta:editing-duration>
    <meta:editing-cycles>1</meta:editing-cycles>
  </office:meta>
</office:document-meta>
</file>